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SourceComponentImpl.DataSourceComponen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Element.getTrim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Element.setDbUrl( String db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Element.isAuto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Element.initPool( String maxPoo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DataSourceElement.testEnded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Element.getConnection( String poo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aSourceComponentImpl.DataSourceComponentImpl( ResourceLimitingJdbcDataSource p_d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Element.setKeepAlive( boolean keepAl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Element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Element.setDriver( String dri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ComponentImpl.configure( Configuration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ataSourceElement.isKeepAl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Element.setConnectionAge( String connection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Element.testIterationStart( LoopIter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ataSourceElement.testStarted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Element.addConfigElement( ConfigElement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ataSourceElement.setDataSource( String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Element.getConnection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Element.getPoolM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Element.testStart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ataSourceElement.setAutocommit( boolean autocom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Element.setTrimInterval( String trim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ComponentImpl.getConnec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ataSourceElement.expectsMod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Element.testEnd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ataSourceElement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Element.getCheck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Element.getDri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Element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Element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Element.setPoolMax( String pool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Element.getDb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Element.setCheckQuery( String check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Elemen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aSourceElement.get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Element.setTimeout( Stri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Element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Element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Element.DataSource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